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bric:</text:p>
      <text:p text:style-name="Standard"><text:a xlink:type="simple" xlink:href="https://review.udacity.com/#!/rubrics/2345/view" text:style-name="Internet_20_link" text:visited-style-name="Visited_20_Internet_20_Link">https://review.udacity.com/#!/rubrics/2345/view</text:a></text:p>
      <text:p text:style-name="Standard"/>
      <text:p text:style-name="Standard">Example projects:</text:p>
      <text:p text:style-name="Standard"><text:a xlink:type="simple" xlink:href="https://github.com/udacity/machine-learning/blob/master/projects/capstone/report-example-1.pdf" text:style-name="Internet_20_link" text:visited-style-name="Visited_20_Internet_20_Link">https://github.com/udacity/machine-learning/blob/master/projects/capstone/report-example-1.pdf</text:a></text:p>
      <text:p text:style-name="Standard"/>
      <text:p text:style-name="Standard"><text:a xlink:type="simple" xlink:href="https://github.com/udacity/machine-learning/blob/master/projects/capstone/report-example-3.pdf" text:style-name="Internet_20_link" text:visited-style-name="Visited_20_Internet_20_Link">https://github.com/udacity/machine-learning/blob/master/projects/capstone/report-example-3.pdf</text:a></text:p>
      <text:p text:style-name="Standard"/>
      <text:p text:style-name="Standard"/>
      <text:p text:style-name="P1">Some possible ideas for projects:</text:p>
      <text:p text:style-name="Standard"/>
      <text:p text:style-name="Standard">Robot motion:</text:p>
      <text:p text:style-name="Standard"><text:a xlink:type="simple" xlink:href="https://docs.google.com/document/d/1ZFCH6jS3A5At7_v5IUM5OpAXJYiutFuSIjTzV_E-vdE/pub" text:style-name="Internet_20_link" text:visited-style-name="Visited_20_Internet_20_Link">https://docs.google.com/document/d/1ZFCH6jS3A5At7_v5IUM5OpAXJYiutFuSIjTzV_E-vdE/pub</text:a></text:p>
      <text:p text:style-name="Standard"/>
      <text:p text:style-name="Standard">Healthcare:</text:p>
      <text:p text:style-name="Standard"><text:a xlink:type="simple" xlink:href="https://docs.google.com/document/d/1WzurKKa9AX2DnOH7KiB38mvozdOSemfkGpex8hdTy8c/pub" text:style-name="Internet_20_link" text:visited-style-name="Visited_20_Internet_20_Link">https://docs.google.com/document/d/1WzurKKa9AX2DnOH7KiB38mvozdOSemfkGpex8hdTy8c/pub</text:a></text:p>
      <text:p text:style-name="Standard"/>
      <text:p text:style-name="Standard">Vision:</text:p>
      <text:p text:style-name="Standard"><text:a xlink:type="simple" xlink:href="https://docs.google.com/document/d/1y-XfjkPFgUQxFIQ9bBncUSjs4HOf5E-45FrLYNBsZb4/pub" text:style-name="Internet_20_link" text:visited-style-name="Visited_20_Internet_20_Link">https://docs.google.com/document/d/1y-XfjkPFgUQxFIQ9bBncUSjs4HOf5E-45FrLYNBsZb4/pub</text:a></text:p>
      <text:p text:style-name="Standard"/>
      <text:p text:style-name="Standard">Education:</text:p>
      <text:p text:style-name="Standard"><text:a xlink:type="simple" xlink:href="https://docs.google.com/document/d/1vjerjRQnWs1kLbZagDYT6rNqiwAG23Yj45oUY88IAxI/pub" text:style-name="Internet_20_link" text:visited-style-name="Visited_20_Internet_20_Link">https://docs.google.com/document/d/1vjerjRQnWs1kLbZagDYT6rNqiwAG23Yj45oUY88IAxI/pub</text:a></text:p>
      <text:p text:style-name="Standard"/>
      <text:p text:style-name="Standard">Investing and Trading:</text:p>
      <text:p text:style-name="Standard"><text:a xlink:type="simple" xlink:href="https://docs.google.com/document/d/1ycGeb1QYKATG6jvz74SAMqxrlek9Ed4RYrzWNhWS-0Q/pub" text:style-name="Internet_20_link" text:visited-style-name="Visited_20_Internet_20_Link">https://docs.google.com/document/d/1ycGeb1QYKATG6jvz74SAMqxrlek9Ed4RYrzWNhWS-0Q/pub</text:a></text:p>
      <text:p text:style-name="Standard"/>
      <text:p text:style-name="Standard"/>
      <text:p text:style-name="Standard">Sugested links, from review:</text:p>
      <text:p text:style-name="Standard"/>
      <text:p text:style-name="Standard"><text:a xlink:type="simple" xlink:href="https://github.com/entron/entity-embedding-rossmann" text:style-name="Internet_20_link" text:visited-style-name="Visited_20_Internet_20_Link">https://github.com/entron/entity-embedding-rossmann</text:a></text:p>
      <text:p text:style-name="Standard"/>
      <text:p text:style-name="Standard"><text:a xlink:type="simple" xlink:href="https://arxiv.org/abs/1604.06737" text:style-name="Internet_20_link" text:visited-style-name="Visited_20_Internet_20_Link">https://arxiv.org/abs/1604.06737</text:a></text:p>
      <text:p text:style-name="Standard"/>
      <text:p text:style-name="Standard"><text:a xlink:type="simple" xlink:href="http://papers.nips.cc/paper/7062-a-unified-approach-to-interpreting-model-predictions" text:style-name="Internet_20_link" text:visited-style-name="Visited_20_Internet_20_Link">http://papers.nips.cc/paper/7062-a-unified-approach-to-interpreting-model-predictions</text:a></text:p>
      <text:p text:style-name="Standard"/>
      <text:p text:style-name="Standard"><text:a xlink:type="simple" xlink:href="https://github.com/slundberg/shap" text:style-name="Internet_20_link" text:visited-style-name="Visited_20_Internet_20_Link">https://github.com/slundberg/shap</text:a></text:p>
      <text:p text:style-name="Standard"/>
      <text:p text:style-name="Standard"><text:a xlink:type="simple" xlink:href="https://www.kaggle.com/ogrellier/python-target-encoding-for-categorical-features" text:style-name="Internet_20_link" text:visited-style-name="Visited_20_Internet_20_Link">https://www.kaggle.com/ogrellier/python-target-encoding-for-categorical-features</text:a></text:p>
      <text:p text:style-name="Standard"/>
      <text:p text:style-name="Standard"><text:a xlink:type="simple" xlink:href="https://www.kaggle.com/tnarik/likelihood-encoding-of-categorical-features" text:style-name="Internet_20_link" text:visited-style-name="Visited_20_Internet_20_Link">https://www.kaggle.com/tnarik/likelihood-encoding-of-categorical-features</text:a></text:p>
      <text:p text:style-name="Standard"/>
      <text:p text:style-name="Standard"><text:a xlink:type="simple" xlink:href="https://cran.r-project.org/web/packages/Amelia/Amelia.pdf" text:style-name="Internet_20_link" text:visited-style-name="Visited_20_Internet_20_Link">https://cran.r-project.org/web/packages/Amelia/Amelia.pdf</text:a></text:p>
      <text:p text:style-name="Standard"/>
      <text:p text:style-name="Standard"><text:a xlink:type="simple" xlink:href="https://gist.github.com/sloria/7001839" text:style-name="Internet_20_link" text:visited-style-name="Visited_20_Internet_20_Link">https://gist.github.com/sloria/7001839</text:a></text:p>
      <text:p text:style-name="Standard"/>
      <text:p text:style-name="Standard"><text:a xlink:type="simple" xlink:href="https://sphinxcontrib-napoleon.readthedocs.io/en/latest/example_google.html" text:style-name="Internet_20_link" text:visited-style-name="Visited_20_Internet_20_Link">https://sphinxcontrib-napoleon.readthedocs.io/en/latest/example_google.html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0T15:47:31</meta:creation-date>
    <meta:generator>OpenOffice/4.1.4$Unix OpenOffice.org_project/414m5$Build-9788</meta:generator>
    <dc:date>2019-01-21T11:15:37</dc:date>
    <meta:editing-duration>PT5M6S</meta:editing-duration>
    <meta:editing-cycles>2</meta:editing-cycles>
    <meta:document-statistic meta:table-count="0" meta:image-count="0" meta:object-count="0" meta:page-count="1" meta:paragraph-count="26" meta:word-count="37" meta:character-count="1322"/>
  </office:meta>
</office:document-meta>
</file>